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6442872677267265307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6241322264022427844" text:style-name="L2">
        <text:list-item>
          <text:list>
            <text:list-header>
              <text:p text:style-name="P23"><text:span text:style-name="T1">Run: </text:span><text:s/>0.1 mile lead into a 2 mile run</text:p>
              <text:p text:style-name="P23">2 mile splits: <text:s/>8:21, 8:03</text:p>
              <text:p text:style-name="P2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9030210497938803942" text:style-name="L3">
        <text:list-item>
          <text:list>
            <text:list-header>
              <text:p text:style-name="P24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/text:p>
      <text:p text:style-name="P18"/>
      <text:p text:style-name="P18">Sun Oct 14, 2018 <text:span text:style-name="T1">no running </text:span><text:s/></text:p>
      <text:p text:style-name="P18"/>
      <text:p text:style-name="P18">Mon <text:s/>Oct 15, 2018 <text:span text:style-name="T1">no running </text:span><text:s text:c="2"/></text:p>
      <text:p text:style-name="P18"/>
      <text:p text:style-name="P18">Tues <text:s/>Oct 16, 2018 <text:span text:style-name="T1">no running</text:span></text:p>
      <text:p text:style-name="P18">I pushed a lawnmower for an hour. <text:s/></text:p>
      <text:p text:style-name="P18"/>
      <text:p text:style-name="P18">Wed <text:s/>Oct 17, 2018 <text:span text:style-name="T1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1">3 miles</text:span></text:p>
      <text:p text:style-name="P18">I ran 3 miles at various paces between 10:00/mile and 12:00/mile.</text:p>
      <text:p text:style-name="P18"/>
      <text:p text:style-name="P18">Fri Oct 19, 2018 <text:span text:style-name="T1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1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Standard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22T08:33:10.31</dc:date>
    <dc:creator>James  Lombardi</dc:creator>
    <meta:editing-duration>P5DT22H6M46S</meta:editing-duration>
    <meta:editing-cycles>470</meta:editing-cycles>
    <meta:generator>OpenOffice/4.1.2$Win32 OpenOffice.org_project/412m3$Build-9782</meta:generator>
    <meta:document-statistic meta:table-count="0" meta:image-count="0" meta:object-count="0" meta:page-count="14" meta:paragraph-count="341" meta:word-count="3635" meta:character-count="18575"/>
  </office:meta>
</office:document-meta>
</file>